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instances</text:p>
          </table:table-cell>
          <table:table-cell office:value-type="string" calcext:value-type="string">
            <text:p>rp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4.47" calcext:value-type="float">
            <text:p>734.4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46.32" calcext:value-type="float">
            <text:p>746.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80.85" calcext:value-type="float">
            <text:p>780.8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52.32" calcext:value-type="float">
            <text:p>752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08:09:47.034955926</meta:creation-date>
    <dc:date>2024-03-05T08:39:40.145661124</dc:date>
    <meta:editing-duration>PT29M54S</meta:editing-duration>
    <meta:editing-cycles>1</meta:editing-cycles>
    <meta:document-statistic meta:table-count="1" meta:cell-count="10" meta:object-count="0"/>
    <meta:generator>LibreOffice/7.5.1.2$Linux_X86_64 LibreOffice_project/fcbaee479e84c6cd81291587d2ee68cba099e129</meta:generator>
  </office:meta>
</office:document-meta>
</file>